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b3d" officeooo:paragraph-rsid="001d2b3d"/>
    </style:style>
    <style:style style:name="T1" style:family="text">
      <style:text-properties officeooo:rsid="00206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eton USB specs</text:p>
      <text:p text:style-name="P1"/>
      <text:p text:style-name="P1"><text:span text:style-name="T1">Bridge</text:span> is the usb interface that allows full control over the Beeton network.</text:p>
      <text:p text:style-name="P1">Packet format is nearly identical to that of Beeton, but done over USB serial, and contains other functions.</text:p>
      <text:p text:style-name="P1"/>
      <text:p text:style-name="P1">“Get mappings” things and actions csv</text:p>
      <text:p text:style-name="P1"/>
      <text:p text:style-name="P1">“send” (thing, id, action, payload, reliability)</text:p>
      <text:p text:style-name="P1"/>
      <text:p text:style-name="P1">“onMessage” feedback from leader, auto send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2T19:05:52.142580034</meta:creation-date>
    <dc:date>2025-08-05T20:28:24.090651593</dc:date>
    <meta:editing-duration>PT5M24S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6" meta:word-count="52" meta:character-count="329" meta:non-whitespace-character-count="283"/>
  </office:meta>
</office:document-meta>
</file>